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B0000003B86B35041EF4D6788.png" manifest:media-type="image/png"/>
  <manifest:file-entry manifest:full-path="Pictures/10000201000000450000008BD75676016994A63C.png" manifest:media-type="image/png"/>
  <manifest:file-entry manifest:full-path="Pictures/10000201000000A50000002CAE95F7F62A2E2CB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P2" style:family="paragraph" style:parent-style-name="Standard">
      <style:text-properties style:font-name="Copperplate Gothic Bold" fo:font-size="9pt" officeooo:rsid="0010ffab" officeooo:paragraph-rsid="0010ffab" style:font-size-asian="9pt" style:font-size-complex="9pt"/>
    </style:style>
    <style:style style:name="P3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>
        <style:tab-stops>
          <style:tab-stop style:position="2.593cm"/>
        </style:tab-stops>
      </style:paragraph-properties>
      <style:text-properties style:font-name="Copperplate Gothic Bold" fo:font-size="7pt" fo:font-weight="normal" officeooo:paragraph-rsid="001a3a89" style:font-size-asian="7pt" style:font-weight-asian="normal" style:font-size-complex="7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>
        <style:tab-stops>
          <style:tab-stop style:position="2.593cm"/>
        </style:tab-stops>
      </style:paragraph-properties>
      <style:text-properties fo:font-size="7pt" fo:font-weight="normal" officeooo:paragraph-rsid="001b8e03" style:font-size-asian="7pt" style:font-weight-asian="normal" style:font-size-complex="7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cm" fo:margin-right="0cm" fo:line-height="100%" fo:text-indent="0cm" style:auto-text-indent="false" style:page-number="auto" fo:background-color="transparent">
        <style:tab-stops>
          <style:tab-stop style:position="2.593cm"/>
        </style:tab-stops>
      </style:paragraph-properties>
      <style:text-properties fo:color="#ff3333" style:font-name="Copperplate Gothic Bold" fo:font-size="7pt" officeooo:paragraph-rsid="001a3a89" style:font-size-asian="7pt" style:font-size-complex="7pt"/>
    </style:style>
    <style:style style:name="P6" style:family="paragraph" style:parent-style-name="Table_20_Contents">
      <style:text-properties style:font-name="Copperplate Gothic Bold" fo:font-size="7pt" fo:font-weight="normal" style:font-size-asian="7pt" style:font-weight-asian="normal" style:font-size-complex="7pt" style:font-weight-complex="normal"/>
    </style:style>
    <style:style style:name="P7" style:family="paragraph" style:parent-style-name="Table_20_Contents">
      <style:text-properties style:font-name="Copperplate Gothic Bold" fo:font-size="7pt" fo:font-weight="normal" officeooo:paragraph-rsid="001a3a89" style:font-size-asian="7pt" style:font-weight-asian="normal" style:font-size-complex="7pt" style:font-weight-complex="normal"/>
    </style:style>
    <style:style style:name="P8" style:family="paragraph" style:parent-style-name="Table_20_Contents">
      <style:text-properties fo:color="#ff3333" style:font-name="Copperplate Gothic Bold" fo:font-size="7pt" style:font-size-asian="7pt" style:font-size-complex="7pt"/>
    </style:style>
    <style:style style:name="P9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>
        <style:tab-stops>
          <style:tab-stop style:position="2.593cm"/>
        </style:tab-stops>
      </style:paragraph-properties>
      <style:text-properties fo:color="#ff3333" style:font-name="Copperplate Gothic Bold" fo:font-size="7pt" fo:font-weight="bold" officeooo:rsid="001a3a89" officeooo:paragraph-rsid="001a3a89" style:font-size-asian="7pt" style:font-weight-asian="bold" style:font-size-complex="7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>
        <style:tab-stops>
          <style:tab-stop style:position="2.593cm"/>
        </style:tab-stops>
      </style:paragraph-properties>
      <style:text-properties style:font-name="Copperplate Gothic Bold" fo:font-size="7pt" fo:font-weight="normal" officeooo:rsid="001a3a89" officeooo:paragraph-rsid="001a3a89" style:font-size-asian="7pt" style:font-weight-asian="normal" style:font-size-complex="7pt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0cm" fo:margin-right="0cm" fo:line-height="100%" fo:text-indent="0cm" style:auto-text-indent="false" style:page-number="auto" fo:background-color="transparent">
        <style:tab-stops>
          <style:tab-stop style:position="2.593cm"/>
        </style:tab-stops>
      </style:paragraph-properties>
      <style:text-properties style:font-name="Copperplate Gothic Bold" fo:font-size="7pt" fo:font-weight="normal" officeooo:rsid="001a3a89" officeooo:paragraph-rsid="001a3a89" style:font-size-asian="7pt" style:font-weight-asian="normal" style:font-size-complex="7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cm" fo:margin-right="0cm" fo:line-height="100%" fo:text-indent="0cm" style:auto-text-indent="false" style:page-number="auto" fo:background-color="transparent">
        <style:tab-stops>
          <style:tab-stop style:position="2.593cm"/>
        </style:tab-stops>
      </style:paragraph-properties>
      <style:text-properties style:font-name="Copperplate Gothic Bold" fo:font-size="7pt" fo:font-weight="normal" officeooo:rsid="0015710f" officeooo:paragraph-rsid="001a3a89" style:font-size-asian="7pt" style:font-weight-asian="normal" style:font-size-complex="7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Cooper Black" fo:font-size="14pt" officeooo:rsid="0015710f" officeooo:paragraph-rsid="001a3a89" style:font-size-asian="12.25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Cooper Black" fo:font-size="14pt" officeooo:rsid="001dc412" officeooo:paragraph-rsid="001dc412" style:font-size-asian="12.25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Cooper Black" fo:font-size="48pt" officeooo:rsid="001dc412" officeooo:paragraph-rsid="001dc412" style:font-size-asian="48pt" style:font-size-complex="48pt"/>
    </style:style>
    <style:style style:name="T1" style:family="text">
      <style:text-properties officeooo:rsid="0015710f"/>
    </style:style>
    <style:style style:name="T2" style:family="text">
      <style:text-properties officeooo:rsid="001a3a89"/>
    </style:style>
    <style:style style:name="T3" style:family="text">
      <style:text-properties style:font-name="Copperplate Gothic Bold" officeooo:rsid="001a3a89"/>
    </style:style>
    <style:style style:name="T4" style:family="text">
      <style:text-properties fo:color="#ff3333" style:font-name="Copperplate Gothic Bold" officeooo:rsid="001a3a89"/>
    </style:style>
    <style:style style:name="T5" style:family="text">
      <style:text-properties fo:color="#ff3333" officeooo:rsid="001a3a89"/>
    </style:style>
    <style:style style:name="T6" style:family="text">
      <style:text-properties style:font-name="Copperplate Gothic Bold"/>
    </style:style>
    <style:style style:name="T7" style:family="text">
      <style:text-properties fo:color="#999999" style:font-name="Copperplate Gothic 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frame draw:style-name="fr1" draw:name="Image1" text:anchor-type="char" svg:x="4.987cm" svg:y="0.229cm" svg:width="3.678cm" svg:height="1.561cm" draw:z-index="0"><draw:image xlink:href="Pictures/100002010000008B0000003B86B35041EF4D6788.png" xlink:type="simple" xlink:show="embed" xlink:actuate="onLoad" loext:mime-type="image/png"/></draw:frame></text:p>
      <text:p text:style-name="P13"/>
      <text:p text:style-name="P13"/>
      <text:p text:style-name="P13"/>
      <text:p text:style-name="P13"><draw:frame draw:style-name="fr1" draw:name="Image2" text:anchor-type="char" svg:x="10.384cm" svg:y="0.446cm" svg:width="1.67cm" svg:height="3.364cm" draw:z-index="1"><draw:image xlink:href="Pictures/10000201000000450000008BD75676016994A63C.png" xlink:type="simple" xlink:show="embed" xlink:actuate="onLoad" loext:mime-type="image/png"/></draw:frame></text:p>
      <text:p text:style-name="P15">A.M.R</text:p>
      <text:p text:style-name="P14"/>
      <text:p text:style-name="P14">A<text:span text:style-name="T7">ide</text:span> M<text:span text:style-name="T7">émoire</text:span> R<text:span text:style-name="T7">adio</text:span></text:p>
      <text:p text:style-name="P13"/>
      <text:p text:style-name="P13"/>
      <text:p text:style-name="P13"><draw:frame draw:style-name="fr1" draw:name="Image3" text:anchor-type="char" svg:x="0.069cm" svg:y="0.277cm" svg:width="4.366cm" svg:height="1.164cm" draw:z-index="2"><draw:image xlink:href="Pictures/10000201000000A50000002CAE95F7F62A2E2CB2.png" xlink:type="simple" xlink:show="embed" xlink:actuate="onLoad" loext:mime-type="image/png"/></draw:frame>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Version 1.01 <text:tab/><text:tab/>01/07/2022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1T13:29:17.550000000</dc:date>
    <meta:editing-duration>PT1H51M26S</meta:editing-duration>
    <meta:editing-cycles>8</meta:editing-cycles>
    <meta:generator>LibreOffice/6.4.0.3$Windows_X86_64 LibreOffice_project/b0a288ab3d2d4774cb44b62f04d5d28733ac6df8</meta:generator>
    <meta:document-statistic meta:table-count="0" meta:image-count="3" meta:object-count="0" meta:page-count="1" meta:paragraph-count="3" meta:word-count="7" meta:character-count="48" meta:non-whitespace-character-count="42"/>
  </office:meta>
</office:document-meta>
</file>